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e96" officeooo:paragraph-rsid="00005e96"/>
    </style:style>
    <style:style style:name="P2" style:family="paragraph" style:parent-style-name="Standard">
      <style:text-properties officeooo:rsid="00018a55" officeooo:paragraph-rsid="00018a55"/>
    </style:style>
    <style:style style:name="T1" style:family="text">
      <style:text-properties officeooo:rsid="00023b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T-SDAL work primarily with Wayne</text:p>
      <text:p text:style-name="P1"/>
      <text:p text:style-name="P1">“Community-scapes” Steph and Sallie’s new word</text:p>
      <text:p text:style-name="P1">focus on sub-county</text:p>
      <text:p text:style-name="P1"/>
      <text:p text:style-name="P2">goal areas:</text:p>
      <text:p text:style-name="P2">economic devlp – need more that job numbers</text:p>
      <text:p text:style-name="P2">workforce – don’t know how attendance numbers in different programs is connected to local business needs – stem pathways?</text:p>
      <text:p text:style-name="P2">health – opioids</text:p>
      <text:p text:style-name="P2">environment – natural assets – air and water quality</text:p>
      <text:p text:style-name="P2"/>
      <text:p text:style-name="P2"><text:span text:style-name="T1">I</text:span>dentification <text:span text:style-name="T1">and analysis </text:span>of new data sources <text:span text:style-name="T1">and composite indicators</text:span> to better paint the picture, <text:span text:style-name="T1">at a neighborhood level,</text:span> of <text:span text:style-name="T1">STEM pathway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4-23T12:04:43.550000000</dc:date>
    <meta:editing-duration>PT10M27S</meta:editing-duration>
    <meta:editing-cycles>2</meta:editing-cycles>
    <meta:document-statistic meta:table-count="0" meta:image-count="0" meta:object-count="0" meta:page-count="1" meta:paragraph-count="9" meta:word-count="71" meta:character-count="484" meta:non-whitespace-character-count="416"/>
  </office:meta>
</office:document-meta>
</file>